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9a5a" officeooo:paragraph-rsid="00109a5a" style:font-weight-asian="bold" style:font-weight-complex="bold"/>
    </style:style>
    <style:style style:name="P2" style:family="paragraph" style:parent-style-name="Standard">
      <style:text-properties fo:font-weight="normal" officeooo:rsid="00109a5a" officeooo:paragraph-rsid="00109a5a" style:font-weight-asian="normal" style:font-weight-complex="normal"/>
    </style:style>
    <style:style style:name="P3" style:family="paragraph" style:parent-style-name="Standard">
      <style:text-properties fo:font-weight="normal" officeooo:rsid="0010f1bc" officeooo:paragraph-rsid="0010f1bc" style:font-weight-asian="normal" style:font-weight-complex="normal"/>
    </style:style>
    <style:style style:name="P4" style:family="paragraph" style:parent-style-name="Standard">
      <style:text-properties fo:font-weight="normal" officeooo:rsid="00139d84" officeooo:paragraph-rsid="00139d84" style:font-weight-asian="normal" style:font-weight-complex="normal"/>
    </style:style>
    <style:style style:name="P5" style:family="paragraph" style:parent-style-name="Standard">
      <style:text-properties fo:font-weight="normal" officeooo:rsid="0014f07b" officeooo:paragraph-rsid="0014f07b" style:font-weight-asian="normal" style:font-weight-complex="normal"/>
    </style:style>
    <style:style style:name="P6" style:family="paragraph" style:parent-style-name="Standard">
      <style:text-properties fo:font-weight="normal" officeooo:rsid="0015caf2" officeooo:paragraph-rsid="0015caf2" style:font-weight-asian="normal" style:font-weight-complex="normal"/>
    </style:style>
    <style:style style:name="P7" style:family="paragraph" style:parent-style-name="Standard">
      <style:text-properties fo:font-size="13pt" fo:font-weight="bold" officeooo:rsid="00109a5a" officeooo:paragraph-rsid="00109a5a" style:font-size-asian="13pt" style:font-weight-asian="bold" style:font-size-complex="13pt" style:font-weight-complex="bold"/>
    </style:style>
    <style:style style:name="P8" style:family="paragraph" style:parent-style-name="Standard">
      <style:text-properties fo:font-size="13pt" fo:font-weight="bold" officeooo:rsid="0015caf2" officeooo:paragraph-rsid="0015caf2" style:font-size-asian="13pt" style:font-weight-asian="bold" style:font-size-complex="13pt" style:font-weight-complex="bold"/>
    </style:style>
    <style:style style:name="P9" style:family="paragraph" style:parent-style-name="Standard">
      <style:text-properties fo:font-size="13pt" fo:font-weight="bold" officeooo:rsid="0010f1bc" officeooo:paragraph-rsid="0010f1bc" style:font-size-asian="13pt" style:font-weight-asian="bold" style:font-size-complex="13pt" style:font-weight-complex="bold"/>
    </style:style>
    <style:style style:name="P10" style:family="paragraph" style:parent-style-name="Standard">
      <style:text-properties fo:font-size="13pt" fo:font-weight="bold" officeooo:rsid="0016d720" officeooo:paragraph-rsid="0016d720" style:font-size-asian="13pt" style:font-weight-asian="bold" style:font-size-complex="13pt" style:font-weight-complex="bold"/>
    </style:style>
    <style:style style:name="P11" style:family="paragraph" style:parent-style-name="Standard">
      <style:text-properties fo:font-size="13pt" fo:font-weight="bold" officeooo:rsid="0016d720" officeooo:paragraph-rsid="0016d720" fo:background-color="transparent" style:font-size-asian="13pt" style:font-weight-asian="bold" style:font-size-complex="13pt" style:font-weight-complex="bold"/>
    </style:style>
    <style:style style:name="P12" style:family="paragraph" style:parent-style-name="Standard">
      <style:text-properties fo:font-size="13pt" fo:font-weight="bold" officeooo:rsid="00184050" officeooo:paragraph-rsid="00184050" fo:background-color="transparent" style:font-size-asian="13pt" style:font-weight-asian="bold" style:font-size-complex="13pt" style:font-weight-complex="bold"/>
    </style:style>
    <style:style style:name="P13" style:family="paragraph" style:parent-style-name="Standard">
      <style:text-properties fo:font-size="13pt" fo:font-weight="bold" officeooo:rsid="0019c43b" officeooo:paragraph-rsid="0019c43b" fo:background-color="transparent" style:font-size-asian="13pt" style:font-weight-asian="bold" style:font-size-complex="13pt" style:font-weight-complex="bold"/>
    </style:style>
    <style:style style:name="P14" style:family="paragraph" style:parent-style-name="Standard">
      <style:text-properties fo:font-size="13pt" fo:font-weight="bold" officeooo:rsid="001a417a" officeooo:paragraph-rsid="001a417a" fo:background-color="transparent" style:font-size-asian="11.3500003814697pt" style:font-weight-asian="bold" style:font-size-complex="13pt" style:font-weight-complex="bold"/>
    </style:style>
    <style:style style:name="P15" style:family="paragraph" style:parent-style-name="Standard">
      <style:text-properties fo:font-size="13pt" fo:font-weight="bold" officeooo:rsid="001a417a" officeooo:paragraph-rsid="001a5e17" fo:background-color="transparent" style:font-size-asian="11.3500003814697pt" style:font-weight-asian="bold" style:font-size-complex="13pt" style:font-weight-complex="bold"/>
    </style:style>
    <style:style style:name="P16" style:family="paragraph" style:parent-style-name="Standard">
      <style:text-properties fo:font-size="13pt" fo:font-weight="bold" officeooo:rsid="001a5e17" officeooo:paragraph-rsid="001a5e17" fo:background-color="transparent" style:font-size-asian="11.3500003814697pt" style:font-weight-asian="bold" style:font-size-complex="13pt" style:font-weight-complex="bold"/>
    </style:style>
    <style:style style:name="P17" style:family="paragraph" style:parent-style-name="Standard">
      <style:text-properties fo:font-size="13pt" fo:font-style="italic" fo:font-weight="bold" officeooo:rsid="001a417a" officeooo:paragraph-rsid="001a417a" fo:background-color="transparent" style:font-size-asian="11.3500003814697pt" style:font-style-asian="italic" style:font-weight-asian="bold" style:font-size-complex="13pt" style:font-style-complex="italic" style:font-weight-complex="bold"/>
    </style:style>
    <style:style style:name="P18" style:family="paragraph" style:parent-style-name="Standard">
      <style:text-properties fo:font-size="13pt" fo:font-style="normal" fo:font-weight="bold" officeooo:rsid="001a5e17" officeooo:paragraph-rsid="001a5e17" fo:background-color="transparent" style:font-size-asian="13pt" style:font-style-asian="normal" style:font-weight-asian="bold" style:font-size-complex="13pt" style:font-style-complex="normal" style:font-weight-complex="bold"/>
    </style:style>
    <style:style style:name="P19" style:family="paragraph" style:parent-style-name="Standard">
      <style:text-properties fo:font-size="14pt" fo:font-weight="bold" officeooo:rsid="00109a5a" officeooo:paragraph-rsid="00109a5a" style:font-size-asian="14pt" style:font-weight-asian="bold" style:font-size-complex="14pt" style:font-weight-complex="bold"/>
    </style:style>
    <style:style style:name="P20" style:family="paragraph" style:parent-style-name="Standard">
      <style:text-properties fo:font-size="12pt" fo:font-weight="normal" officeooo:rsid="00184050" officeooo:paragraph-rsid="00184050" fo:background-color="transparent" style:font-size-asian="10.5pt" style:font-weight-asian="normal" style:font-size-complex="12pt" style:font-weight-complex="normal"/>
    </style:style>
    <style:style style:name="P21" style:family="paragraph" style:parent-style-name="Standard">
      <style:text-properties fo:font-size="12pt" fo:font-style="normal" fo:font-weight="bold" officeooo:rsid="001a5e17" officeooo:paragraph-rsid="001a5e17" fo:background-color="transparent" style:font-size-asian="10.5pt" style:font-style-asian="normal" style:font-weight-asian="bold" style:font-size-complex="12pt" style:font-style-complex="normal" style:font-weight-complex="bold"/>
    </style:style>
    <style:style style:name="P22" style:family="paragraph" style:parent-style-name="Standard">
      <style:text-properties fo:font-size="12pt" fo:font-style="italic" fo:font-weight="normal" officeooo:rsid="001a5e17" officeooo:paragraph-rsid="001a5e17" fo:background-color="transparent" style:font-size-asian="10.5pt" style:font-style-asian="italic" style:font-weight-asian="normal" style:font-size-complex="12pt" style:font-style-complex="italic" style:font-weight-complex="normal"/>
    </style:style>
    <style:style style:name="P23" style:family="paragraph" style:parent-style-name="Standard">
      <style:text-properties fo:font-size="12pt" fo:font-style="italic" fo:font-weight="normal" officeooo:rsid="001a417a" officeooo:paragraph-rsid="001a417a" fo:background-color="transparent" style:font-size-asian="10.5pt" style:font-style-asian="italic" style:font-weight-asian="normal" style:font-size-complex="12pt" style:font-style-complex="italic" style:font-weight-complex="normal"/>
    </style:style>
    <style:style style:name="P24" style:family="paragraph" style:parent-style-name="Standard">
      <style:text-properties fo:font-size="12pt" fo:font-style="italic" fo:font-weight="normal" officeooo:rsid="001a5e17" officeooo:paragraph-rsid="001a5e17" fo:background-color="transparent" style:font-size-asian="10.5pt" style:font-style-asian="italic" style:font-weight-asian="normal" style:font-size-complex="12pt" style:font-style-complex="italic" style:font-weight-complex="normal"/>
    </style:style>
    <style:style style:name="P25" style:family="paragraph" style:parent-style-name="Standard">
      <style:text-properties fo:font-size="12pt" fo:font-style="normal" fo:font-weight="normal" officeooo:rsid="001c0fb9" officeooo:paragraph-rsid="001c0fb9" fo:background-color="transparent" style:font-size-asian="10.5pt" style:font-style-asian="normal" style:font-weight-asian="normal" style:font-size-complex="12pt" style:font-style-complex="normal" style:font-weight-complex="normal"/>
    </style:style>
    <style:style style:name="P26" style:family="paragraph" style:parent-style-name="Standard">
      <style:text-properties fo:font-size="13pt" fo:font-style="normal" fo:font-weight="bold" officeooo:rsid="001c0fb9" officeooo:paragraph-rsid="001c0fb9" fo:background-color="transparent" style:font-size-asian="13pt" style:font-style-asian="normal" style:font-weight-asian="bold" style:font-size-complex="13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a417a" style:font-size-asian="10.5pt" style:font-weight-asian="normal" style:font-size-complex="12pt" style:font-weight-complex="normal"/>
    </style:style>
    <style:style style:name="T5" style:family="text">
      <style:text-properties fo:font-size="12pt" fo:font-weight="normal" fo:background-color="transparent" loext:char-shading-value="0" style:font-size-asian="10.5pt" style:font-weight-asian="normal" style:font-size-complex="12pt" style:font-weight-complex="normal"/>
    </style:style>
    <style:style style:name="T6" style:family="text">
      <style:text-properties fo:font-size="12pt" fo:background-color="#999999" loext:char-shading-value="0" style:font-size-asian="10.5pt" style:font-size-complex="12pt"/>
    </style:style>
    <style:style style:name="T7" style:family="text">
      <style:text-properties fo:font-size="12pt" fo:background-color="transparent" loext:char-shading-value="0" style:font-size-asian="10.5pt" style:font-size-complex="12pt"/>
    </style:style>
    <style:style style:name="T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ize="13pt" fo:font-weight="bold" style:font-size-asian="13pt" style:font-weight-asian="bold" style:font-size-complex="13pt" style:font-weight-complex="bold"/>
    </style:style>
    <style:style style:name="T10" style:family="text">
      <style:text-properties fo:background-color="#999999" loext:char-shading-value="0"/>
    </style:style>
    <style:style style:name="T11"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ython NetaCad</text:p>
      <text:p text:style-name="P19"><text:span text:style-name="T2"/></text:p>
      <text:p text:style-name="P8">Intro to Python</text:p>
      <text:p text:style-name="P1"/>
      <text:p text:style-name="P7">What makes a language?</text:p>
      <text:p text:style-name="P2">Ans:</text:p>
      <text:p text:style-name="P2">1. <text:span text:style-name="T1">an alphabet</text:span>: a set of symbols used to build words of a certain language</text:p>
      <text:p text:style-name="P2"/>
      <text:p text:style-name="P2">2. <text:span text:style-name="T1">a lexis</text:span>: a set of words the language offers it users (aka a dictionary)</text:p>
      <text:p text:style-name="P2"/>
      <text:p text:style-name="P2">3. <text:span text:style-name="T1">a syntax</text:span>: a set of rules used to determine if a certain string of words forms a valid sentence (e.g., “I am a python” is syntactically correct phrase while “I a python am” isn’t)</text:p>
      <text:p text:style-name="P2"/>
      <text:p text:style-name="P2">4. <text:span text:style-name="T1">semantics</text:span>: a set of rules determining if a certain phrase makes sense (e.g., “I ate a doughnut” makes sense, but “A doughnut ate me” doesn’t)</text:p>
      <text:p text:style-name="P2"/>
      <text:p text:style-name="P2">Compilation: The source program is translated once (however, this act must be repeated each time you modify the source code) by getting a file (e.g., an .exe file if the code is intended to be run under MS windows) containing the machine code. Now you can distribute the file worldwide; the program that performs this translation is called a compiler or translator.</text:p>
      <text:p text:style-name="P2"/>
      <text:p text:style-name="P2">Interpretation: you (or any user of the code) can translate the source program each time it has to be run. The program performing this kind of transformation is called an interpreter, as it interprets the code every time it is intended to be executed. It also means that you cannot just distribute the source code as-is, because the end user also needs the interpreter to execute it.</text:p>
      <text:p text:style-name="P2"/>
      <text:p text:style-name="P3">Due to historical reasons, languages designed to be utilized in the interpretation manner are often called scripting languages, while the source programs encoded using them are called scripts.</text:p>
      <text:p text:style-name="P3"/>
      <text:p text:style-name="P9">What makes Python so special?</text:p>
      <text:p text:style-name="P3">Ans:</text:p>
      <text:p text:style-name="P3"/>
      <text:p text:style-name="P3">1. Its easy to learn: The time needed to learn Python is shorter than for many other languages; this means that it’s possible to start the actual programming faster.</text:p>
      <text:p text:style-name="P3"/>
      <text:p text:style-name="P3">2. Its easy to teach: The teaching workload is smaller than that needed by other languages; this means that the teacher can put more emphasis on general (language-independent) programming technique, not wasting energy on exotic tricks, strange exceptions and incomprehensible rules.</text:p>
      <text:p text:style-name="P3"/>
      <text:p text:style-name="P3">3. Its easy to use: It’s easy to use for writing new software – it’s often possible to write code faster when using Python.</text:p>
      <text:p text:style-name="P3"/>
      <text:p text:style-name="P3">4. Its easy to understand: Its also often easier to understand someone else’s code faster if it is written in Python.</text:p>
      <text:p text:style-name="P3"/>
      <text:p text:style-name="P3">5. Its easy to obtain, install and deploy: It is free, open and multi-platform; not all languages can boast that.</text:p>
      <text:p text:style-name="P3"/>
      <text:p text:style-name="P3">An <text:span text:style-name="T9">implementation of Python </text:span>refers to “a program or environment, which provides support for the execution of programs in the Python language, as represented by the Cpython reference implementation.”</text:p>
      <text:p text:style-name="P3"/>
      <text:p text:style-name="P8"><text:soft-page-break/>How interpreter works?</text:p>
      <text:p text:style-name="P8"><text:span text:style-name="T3"/></text:p>
      <text:p text:style-name="P3">The machine executes the Python code indirectly by running the Cpython interpreter, which is a C program compiled to machine code. The interpreter reads Python bytecode and performs the actual operations using native instructions that the CPU understands.</text:p>
      <text:p text:style-name="P3"/>
      <text:p text:style-name="P3"><text:span text:style-name="T9">Difference between Python Shell and CLI</text:span> in our OS: Python Shell is a special interactive environment that runs inside the command prompt after you type python. CLI in our OS doesn’t understand python code unlike Python Shell.</text:p>
      <text:p text:style-name="P3"/>
      <text:p text:style-name="P3"><text:span text:style-name="T9">IDLE</text:span>: Its a python program which uses Tkinter (Python’s GUI toolkit). As soon as you open IDLE, it launches Python Shell window. This window is an interactive Python REPL (Read-Eval-Print Loop).</text:p>
      <text:p text:style-name="P3"/>
      <text:p text:style-name="P4"><text:span text:style-name="T9">Delimiter</text:span> in python is a character used to separate data into distinct parts. For e.g., “ or ‘ for strings in python.</text:p>
      <text:p text:style-name="P4"/>
      <text:p text:style-name="P5">A <text:span text:style-name="T9">literal</text:span> is data whose values are determined by the literal itself. You use literals to encode data and put them into your code.</text:p>
      <text:p text:style-name="P4"/>
      <text:p text:style-name="P4">The characteristic of the numeric value which determines its kind, range and application is called <text:span text:style-name="T9">type</text:span>.</text:p>
      <text:p text:style-name="P4"/>
      <text:p text:style-name="P4"><text:span text:style-name="T9">Integers</text:span> are devoid of fractional part.</text:p>
      <text:p text:style-name="P4"/>
      <text:p text:style-name="P6"><text:span text:style-name="T9">Boolean values</text:span> are the result of weighing truthfulness of an expression or setting a variable as True or False.</text:p>
      <text:p text:style-name="P6"/>
      <text:p text:style-name="P10">Difference between <text:span text:style-name="T10">print()</text:span> and <text:span text:style-name="T10">input()</text:span><text:span text:style-name="T11">: </text:span><text:span text:style-name="T5">The </text:span><text:span text:style-name="T6">print()</text:span><text:span text:style-name="T5"> function sends data to the console, while the </text:span><text:span text:style-name="T6">input()</text:span><text:span text:style-name="T5"> function gets data from the console. </text:span></text:p>
      <text:p text:style-name="P10"><text:span text:style-name="T5"/></text:p>
      <text:p text:style-name="P10"><text:span text:style-name="T5">The input function comes with an optional parameter: </text:span><text:span text:style-name="T11">the prompt string. </text:span></text:p>
      <text:p text:style-name="P10"><text:span text:style-name="T5"/></text:p>
      <text:p text:style-name="P10"><text:span text:style-name="T5">When the </text:span><text:span text:style-name="T6">input()</text:span><text:span text:style-name="T5"> function is called, </text:span><text:span text:style-name="T7">program’s flow is stopped</text:span><text:span text:style-name="T5"> until the user has entered an input and/or pressed the ‘Enter’ key.</text:span></text:p>
      <text:p text:style-name="P10"><text:span text:style-name="T5"/></text:p>
      <text:p text:style-name="P10"><text:span text:style-name="T5">Using an </text:span><text:span text:style-name="T6">input()</text:span><text:span text:style-name="T7"> function without prompt string</text:span><text:span text:style-name="T5"> can give users time to read the instructions and when done, they can press ‘Enter’.</text:span></text:p>
      <text:p text:style-name="P10"><text:span text:style-name="T5"/></text:p>
      <text:p text:style-name="P11">a % b = a – b * (a//b)</text:p>
      <text:p text:style-name="P11">a // b = floor(a/b)</text:p>
      <text:p text:style-name="P11"/>
      <text:p text:style-name="P13">Comparison operators: <text:span text:style-name="T3">== (assignment operator), =! (not equal to operator), &gt;, &gt;=, &lt;, &lt;=</text:span></text:p>
      <text:p text:style-name="P11"/>
      <text:p text:style-name="P12">Conditional Statements (like if….else) <text:span text:style-name="T3">are used for controlling flow based on conditions.</text:span></text:p>
      <text:p text:style-name="P12"><text:span text:style-name="T3"/></text:p>
      <text:p text:style-name="P12">Things to know about if...else</text:p>
      <text:p text:style-name="P12"/>
      <text:p text:style-name="P20">- You mustn’t use else without a preceding ‘if’.</text:p>
      <text:p text:style-name="P20"/>
      <text:p text:style-name="P20">- ‘else’ is always the last branch of the cascade, regardless of whether you’ve used ‘elif’ or not.</text:p>
      <text:p text:style-name="P20"><text:soft-page-break/></text:p>
      <text:p text:style-name="P20">- ‘else’ is optional part of the cascade, and may be omitted</text:p>
      <text:p text:style-name="P20"/>
      <text:p text:style-name="P20">- If there is an ‘else’ branch in cascade, only one of all the branches is executed.</text:p>
      <text:p text:style-name="P20"/>
      <text:p text:style-name="P20">- If there is no ‘else’ branch, it’s possible that none of the available branches is executed.</text:p>
      <text:p text:style-name="P20"/>
      <text:p text:style-name="P14">Pseudocode: <text:span text:style-name="T3">It is a kind of notation which is not an actual programming language (it can neither be compiled or executed), but it is formalized, concise and readable. For example:</text:span></text:p>
      <text:p text:style-name="P14"><text:span text:style-name="T3"/></text:p>
      <text:p text:style-name="P23"># find the largest number from host of user given numbers</text:p>
      <text:p text:style-name="P23">largest_number = -999999999</text:p>
      <text:p text:style-name="P23">number = int(input())</text:p>
      <text:p text:style-name="P23">if number == -1:</text:p>
      <text:p text:style-name="P23"><text:s text:c="4"/>print(largest_number)</text:p>
      <text:p text:style-name="P23"><text:s text:c="4"/>exit()</text:p>
      <text:p text:style-name="P23">if number &gt; largest_number:</text:p>
      <text:p text:style-name="P23"><text:s text:c="4"/>largest_number = number</text:p>
      <text:p text:style-name="P23"># Go to line 02</text:p>
      <text:p text:style-name="P17"><text:span text:style-name="T3"/></text:p>
      <text:p text:style-name="P18">Digit separator in python</text:p>
      <text:p text:style-name="P15"><text:span text:style-name="T3"/></text:p>
      <text:p text:style-name="P16"><text:span text:style-name="T2">Code</text:span><text:span text:style-name="T3">:</text:span><text:span text:style-name="T4"> </text:span><text:span text:style-name="T8">print(1111, 1_111) → 1111</text:span></text:p>
      <text:p text:style-name="P16"><text:span text:style-name="T8"/></text:p>
      <text:p text:style-name="P18">Dollar and cents printer</text:p>
      <text:p text:style-name="P18"/>
      <text:p text:style-name="P21">Code:</text:p>
      <text:p text:style-name="P22">def proper_format(tax):</text:p>
      <text:p text:style-name="P22"><text:tab/>dollars = int(tax)</text:p>
      <text:p text:style-name="P22"><text:tab/>cents = round((tax – dollars) * 100)</text:p>
      <text:p text:style-name="P22"><text:tab/>print(f”{dollars} dollars and {cents:02d} cents”)</text:p>
      <text:p text:style-name="P22"/>
      <text:p text:style-name="P22"># d → means integer (decimal) format</text:p>
      <text:p text:style-name="P22"># 2 → means minimum width is 2 digits</text:p>
      <text:p text:style-name="P22"># 0 → means pad with leading zeros if it’s less than 2 digits</text:p>
      <text:p text:style-name="P22"/>
      <text:p text:style-name="P26">Loops in Python</text:p>
      <text:p text:style-name="P26"/>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5:01:40.690236196</meta:creation-date>
    <dc:date>2025-07-21T13:44:32.258077929</dc:date>
    <meta:editing-duration>PT2H27M2S</meta:editing-duration>
    <meta:editing-cycles>9</meta:editing-cycles>
    <meta:generator>LibreOffice/24.2.7.2$Linux_X86_64 LibreOffice_project/420$Build-2</meta:generator>
    <meta:document-statistic meta:table-count="0" meta:image-count="0" meta:object-count="0" meta:page-count="3" meta:paragraph-count="64" meta:word-count="945" meta:character-count="5571" meta:non-whitespace-character-count="4670"/>
  </office:meta>
</office:document-meta>
</file>